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4558f" officeooo:paragraph-rsid="0004558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bold" officeooo:rsid="0004558f" officeooo:paragraph-rsid="0004558f" style:font-size-asian="12pt" style:font-weight-asian="bold" style:font-size-complex="12pt" style:font-weight-complex="bold"/>
    </style:style>
    <style:style style:name="T1" style:family="text">
      <style:text-properties officeooo:rsid="00058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icultura Everson</text:p>
      <text:p text:style-name="P1"/>
      <text:p text:style-name="P1"><text:s text:c="2"/>Trabalhamos com aves para dar a vocês um bom rendimento e frangos até sua mesa, bons resultados sempre e como sempre a gt foods vem trazendo até vocês mostrando bons <text:s text:c="3"/>serviços para tirar o melhor resultado e alimento através dessas aves.</text:p>
      <text:p text:style-name="P1"/>
      <text:p text:style-name="P1"><text:s text:c="3"/>E como sempre a gt foods vem ai com mais aviários muito mais alimentos para o mundo, e quanto mais aviários forem feitos mais rica essa empresa ficará. <text:span text:style-name="T1">Aves com bons pesos e o prazer de dar uma boa venda, e a nossa felicidade por ser um avicultor e saber que damos alimentos com bons resultados para todo o mun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09:28:23.378812648</meta:creation-date>
    <dc:date>2022-08-22T15:08:32.346848535</dc:date>
    <meta:editing-duration>PT9M13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3" meta:word-count="103" meta:character-count="575" meta:non-whitespace-character-count="467"/>
  </office:meta>
</office:document-meta>
</file>